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BAAAAA+Arial-BoldMT" svg:font-family="BAAAAA+Arial-BoldMT"/>
    <style:font-face style:name="CAAAAA+ArialMT" svg:font-family="CAAAAA+ArialMT"/>
    <style:font-face style:name="Lohit Hindi1" svg:font-family="'Lohit Hindi'"/>
    <style:font-face style:name="OpenSymbol" svg:font-family="OpenSymbol"/>
    <style:font-face style:name="DAAAAA+Arial-BoldItalicMT" svg:font-family="DAAAAA+Arial-BoldItalicMT" style:font-family-generic="script"/>
    <style:font-face style:name="Arial Unicode MS1" svg:font-family="'Arial Unicode MS'" style:font-family-generic="modern" style:font-pitch="fixed"/>
    <style:font-face style:name="DejaVu Sans Mono" svg:font-family="'DejaVu Sans Mono'" style:font-family-generic="modern" style:font-pitch="fixed"/>
    <style:font-face style:name="LMRoman101" svg:font-family="LMRoman10" style:font-adornments="Bold" style:font-pitch="variable"/>
    <style:font-face style:name="LMRoman10" svg:font-family="LMRoman10" style:font-adornments="Erregularra" style:font-pitch="variable"/>
    <style:font-face style:name="Ubuntu" svg:font-family="Ubuntu" style:font-adornments="Erregularra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6">
      <style:text-properties style:text-underline-style="solid" style:text-underline-width="auto" style:text-underline-color="font-color"/>
    </style:style>
    <style:style style:name="P8" style:family="paragraph" style:parent-style-name="Standard" style:list-style-name="L7"/>
    <style:style style:name="P9" style:family="paragraph" style:parent-style-name="Standard" style:list-style-name="L8"/>
    <style:style style:name="P10" style:family="paragraph" style:parent-style-name="Standard" style:list-style-name="">
      <style:paragraph-properties style:text-autospace="none"/>
    </style:style>
    <style:style style:name="P11" style:family="paragraph" style:parent-style-name="Standard" style:list-style-name="">
      <style:paragraph-properties fo:text-align="start" style:justify-single-word="false" style:text-autospace="none"/>
      <style:text-properties style:font-name="CAAAAA+ArialMT" fo:font-size="10.5pt" style:font-name-asian="CAAAAA+ArialMT" style:font-size-asian="10.5pt" style:font-name-complex="CAAAAA+ArialMT" style:font-size-complex="10.5pt"/>
    </style:style>
    <style:style style:name="P12" style:family="paragraph" style:parent-style-name="Standard" style:list-style-name="">
      <style:paragraph-properties style:text-autospace="none"/>
      <style:text-properties style:font-name="CAAAAA+ArialMT" fo:font-size="10.5pt" style:font-name-asian="CAAAAA+ArialMT" style:font-size-asian="10.5pt" style:font-name-complex="CAAAAA+ArialMT" style:font-size-complex="10.5pt"/>
    </style:style>
    <style:style style:name="P13" style:family="paragraph" style:parent-style-name="Standard" style:list-style-name="">
      <style:paragraph-properties fo:text-align="start" style:justify-single-word="false" style:text-autospace="none"/>
      <style:text-properties style:font-name="DAAAAA+Arial-BoldItalicMT" fo:font-size="14pt" style:font-name-asian="DAAAAA+Arial-BoldItalicMT" style:font-size-asian="14pt" style:font-name-complex="DAAAAA+Arial-BoldItalicMT" style:font-size-complex="14pt"/>
    </style:style>
    <style:style style:name="P14" style:family="paragraph" style:parent-style-name="Standard" style:list-style-name="">
      <style:paragraph-properties style:text-autospace="none"/>
      <style:text-properties style:font-name="DAAAAA+Arial-BoldItalicMT" fo:font-size="14pt" style:font-name-asian="DAAAAA+Arial-BoldItalicMT" style:font-size-asian="14pt" style:font-name-complex="DAAAAA+Arial-BoldItalicMT" style:font-size-complex="14pt"/>
    </style:style>
    <style:style style:name="P15" style:family="paragraph" style:parent-style-name="Standard" style:list-style-name="">
      <style:paragraph-properties fo:text-align="start" style:justify-single-word="false" style:text-autospace="none"/>
    </style:style>
    <style:style style:name="P16" style:family="paragraph" style:parent-style-name="Standard" style:list-style-name="_32_03814021"/>
    <style:style style:name="P17" style:family="paragraph" style:parent-style-name="Standard" style:list-style-name="">
      <style:paragraph-properties fo:text-align="start" style:justify-single-word="false" style:text-autospace="none"/>
      <style:text-properties style:font-name="LMRoman101" fo:font-size="10.5pt" style:font-name-asian="CAAAAA+ArialMT" style:font-size-asian="10.5pt" style:font-name-complex="CAAAAA+ArialMT" style:font-size-complex="10.5pt"/>
    </style:style>
    <style:style style:name="P18" style:family="paragraph" style:parent-style-name="Standard">
      <style:text-properties fo:font-style="italic" style:font-style-asian="italic" style:font-style-complex="italic"/>
    </style:style>
    <style:style style:name="P19" style:family="paragraph" style:parent-style-name="Standard">
      <style:paragraph-properties fo:break-before="page"/>
      <style:text-properties style:font-name="BAAAAA+Arial-BoldMT" fo:font-size="16pt" style:font-name-asian="BAAAAA+Arial-BoldMT" style:font-size-asian="16pt" style:font-name-complex="BAAAAA+Arial-BoldMT" style:font-size-complex="16pt"/>
    </style:style>
    <style:style style:name="P20" style:family="paragraph" style:parent-style-name="Text_20_body">
      <style:paragraph-properties fo:margin-top="0cm" fo:margin-bottom="0cm" fo:text-align="center" style:justify-single-word="false"/>
    </style:style>
    <style:style style:name="P21" style:family="paragraph" style:parent-style-name="Text_20_body">
      <style:text-properties style:text-underline-style="solid" style:text-underline-width="auto" style:text-underline-color="font-color"/>
    </style:style>
    <style:style style:name="P22" style:family="paragraph" style:parent-style-name="Text_20_body">
      <style:paragraph-properties fo:text-align="end" style:justify-single-word="false"/>
    </style:style>
    <style:style style:name="P23" style:family="paragraph" style:parent-style-name="Heading_20_2">
      <style:paragraph-properties fo:margin-top="0cm" fo:margin-bottom="0cm" fo:text-align="center" style:justify-single-word="false"/>
    </style:style>
    <style:style style:name="P24" style:family="paragraph" style:parent-style-name="Heading_20_2">
      <style:paragraph-properties fo:margin-top="0cm" fo:margin-bottom="0cm" fo:text-align="center" style:justify-single-word="false" fo:keep-with-next="always"/>
    </style:style>
    <style:style style:name="P25" style:family="paragraph" style:parent-style-name="Heading_20_3" style:list-style-name="_32_03814021"/>
    <style:style style:name="P26" style:family="paragraph" style:parent-style-name="Heading_20_3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Ubuntu" fo:font-size="14pt" fo:language="en" fo:country="GB" fo:font-weight="normal" style:font-name-asian="Arial Unicode MS" style:font-size-asian="14pt" style:font-weight-asian="normal" style:font-name-complex="Lohit Hindi" style:font-size-complex="14pt" style:font-weight-complex="normal"/>
    </style:style>
    <style:style style:name="T9" style:family="text">
      <style:text-properties fo:language="en" fo:country="GB"/>
    </style:style>
    <style:style style:name="T10" style:family="text">
      <style:text-properties fo:language="en" fo:country="GB"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16pt" style:font-name-asian="BAAAAA+Arial-BoldMT" style:font-size-asian="16pt" style:font-name-complex="BAAAAA+Arial-BoldMT" style:font-size-complex="16pt"/>
    </style:style>
    <style:style style:name="T14" style:family="text">
      <style:text-properties fo:font-size="16pt" fo:language="en" fo:country="GB" style:text-underline-style="none" style:font-name-asian="BAAAAA+Arial-BoldMT" style:font-size-asian="16pt" style:font-name-complex="BAAAAA+Arial-BoldMT" style:font-size-complex="16pt"/>
    </style:style>
    <style:style style:name="T15" style:family="text">
      <style:text-properties style:font-name="BAAAAA+Arial-BoldMT" fo:font-size="16pt" style:font-name-asian="BAAAAA+Arial-BoldMT" style:font-size-asian="16pt" style:font-name-complex="BAAAAA+Arial-BoldMT" style:font-size-complex="16pt"/>
    </style:style>
    <style:style style:name="T16" style:family="text">
      <style:text-properties style:font-name="BAAAAA+Arial-BoldMT" fo:font-size="9.5pt" style:font-name-asian="BAAAAA+Arial-BoldMT" style:font-size-asian="9.5pt" style:font-name-complex="BAAAAA+Arial-BoldMT" style:font-size-complex="9.5pt"/>
    </style:style>
    <style:style style:name="T17" style:family="text">
      <style:text-properties style:font-name="CAAAAA+ArialMT" fo:font-size="10.5pt" style:font-name-asian="CAAAAA+ArialMT" style:font-size-asian="10.5pt" style:font-name-complex="CAAAAA+ArialMT" style:font-size-complex="10.5pt"/>
    </style:style>
    <style:style style:name="T18" style:family="text">
      <style:text-properties style:font-name="CAAAAA+ArialMT" fo:font-size="10.5pt" fo:language="en" fo:country="GB" style:text-underline-style="none" style:font-name-asian="CAAAAA+ArialMT" style:font-size-asian="10.5pt" style:font-name-complex="CAAAAA+ArialMT" style:font-size-complex="10.5pt"/>
    </style:style>
    <style:style style:name="T19" style:family="text">
      <style:text-properties fo:font-size="10.5pt" fo:language="en" fo:country="GB" style:text-underline-style="none" style:font-name-asian="CAAAAA+ArialMT" style:font-size-asian="10.5pt" style:font-name-complex="CAAAAA+ArialMT" style:font-size-complex="10.5pt"/>
    </style:style>
    <style:style style:name="T20" style:family="text">
      <style:text-properties fo:font-size="10.5pt" style:font-name-asian="CAAAAA+ArialMT" style:font-size-asian="10.5pt" style:font-name-complex="CAAAAA+ArialMT" style:font-size-complex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2">CUCC meetings Tue 1 Nov 2011</text:h>
      <text:h text:style-name="P23" text:outline-level="2"><text:s/></text:h>
      <text:h text:style-name="P24" text:outline-level="2"><text:span text:style-name="T7">Committee Meeting (</text:span><text:span text:style-name="T5">7pm</text:span><text:span text:style-name="T7">) merged with EGM (</text:span><text:span text:style-name="T8">8pm) – Minutes</text:span></text:h>
      <text:p text:style-name="P20"><text:span text:style-name="T8"/></text:p>
      <text:p text:style-name="Standard"><text:span text:style-name="T9">Attendees: </text:span><text:span text:style-name="T10">Mark Shinwell, Tony Rooke, Stuart Bennett, Nial Peters, Djuke Veldhuis, David Molnar, Jess Stirrups, Aiora Zabala, Adrian Horrell, James Hickson</text:span></text:p>
      <text:p text:style-name="Standard"><text:span text:style-name="T10"/></text:p>
      <text:p text:style-name="Standard"><text:span text:style-name="T10">Jess suggests that</text:span><text:span text:style-name="T9"> meet emails need to be more enthusiastic. David adds later on that our emails should be</text:span></text:p>
      <text:h text:style-name="Heading_20_3" text:outline-level="3">Calendar</text:h>
      <text:list xml:id="list257795571" text:style-name="L1">
        <text:list-item>
          <text:p text:style-name="P1"><text:span text:style-name="T1">Talks in Michaelmas</text:span>: Which, when &amp; where?</text:p>
          <text:list>
            <text:list-item>
              <text:p text:style-name="P1">Wookey talk, Mulu (email him, better if in the end of this term)</text:p>
            </text:list-item>
            <text:list-item>
              <text:p text:style-name="P1">Mark to give on Ardeche next term, just before signing up, early January</text:p>
            </text:list-item>
            <text:list-item>
              <text:p text:style-name="P1">Nial, Antarctica – 8 November – 7pm Clare Hall, Aiora to book the place, and to make the poster and send it to caving-main, clarehall, camtalks</text:p>
            </text:list-item>
            <text:list-item>
              <text:p text:style-name="P1">Paul Fretwell, link to the cam photo society (next term)</text:p>
            </text:list-item>
          </text:list>
        </text:list-item>
        <text:list-item>
          <text:p text:style-name="P1">Who/ how to organise <text:span text:style-name="T1">Christmas meet to Yorkshire</text:span>. Shall we announce it in the caving-main list to get novices interested? (<text:span text:style-name="T2">many novices cannot do on weekends but could do in long vacations</text:span>)</text:p>
          <text:list>
            <text:list-item>
              <text:p text:style-name="P1">around 26th – 2nd Dec, need permits 1 Ease Gill each day, and another every day (Jess &amp; Alex to go)</text:p>
            </text:list-item>
          </text:list>
        </text:list-item>
        <text:list-item>
          <text:p text:style-name="P1">Calendar for <text:span text:style-name="T1">Lent term.</text:span><text:span text:style-name="T7"> We </text:span>need to book huts and permits ASAP: South Wales, Peaks, Mendip, Yorkshire</text:p>
          <text:list>
            <text:list-item>
              <text:p text:style-name="P1">Mendip, Wessex probably</text:p>
            </text:list-item>
            <text:list-item>
              <text:p text:style-name="P1">South Wales, white walls</text:p>
            </text:list-item>
            <text:list-item>
              <text:p text:style-name="P1">Peaks, but not Titan, TSG</text:p>
            </text:list-item>
            <text:list-item>
              <text:p text:style-name="P1">Mine</text:p>
            </text:list-item>
          </text:list>
        </text:list-item>
      </text:list>
      <text:p text:style-name="Standard">27-29th Jan – White walls SW<text:line-break/>10-12thFeb – (BPF, Yorkshire) green close<text:line-break/>24-26th Feb – 1st Wessex, 2nd choice MNRC<text:line-break/>9-11th Mar – TSG - Peak</text:p>
      <text:p text:style-name="Standard"/>
      <text:list xml:id="list421599234" text:continue-numbering="true" text:style-name="L1">
        <text:list-item>
          <text:p text:style-name="P1"><text:span text:style-name="T1">Ardèche</text:span> needs to be announced as soon as possible (<text:span text:style-name="T2">people are already interested and making plans</text:span>):</text:p>
          <text:list>
            <text:list-item>
              <text:p text:style-name="P1">Dates: 23rd March – 7th of April – Queens Hall for the talk Mark to book it</text:p>
            </text:list-item>
            <text:list-item>
              <text:p text:style-name="P1">Approximate cost: 300- 400 € all included</text:p>
            </text:list-item>
            <text:list-item>
              <text:p text:style-name="P1">Potential organiser(s)</text:p>
            </text:list-item>
            <text:list-item>
              <text:p text:style-name="P1">What deposit may be needed (<text:span text:style-name="T2">CUMC required confirmation and deposit already in November, for a winter mountain course in March, so it's not such a strange idea</text:span>)</text:p>
            </text:list-item>
            <text:list-item>
              <text:p text:style-name="P1">When announcing Yorkshire, say that if you cannot make it, there is an alternative to go to Ardeche, in a separate email as well, and in the calendar</text:p>
            </text:list-item>
          </text:list>
        </text:list-item>
      </text:list>
      <text:h text:style-name="Heading_20_3" text:outline-level="3">Membership and insurance fees</text:h>
      <text:list xml:id="list1283977191" text:style-name="L2">
        <text:list-item>
          <text:p text:style-name="P2">Do we agree?</text:p>
          <text:list>
            <text:list-item>
              <text:p text:style-name="P2">Insurance – to be paid all in once: year + quarter</text:p>
              <text:list>
                <text:list-item>
                  <text:p text:style-name="P2">January to January: 8GBP students, 16GBP non-students</text:p>
                </text:list-item>
                <text:list-item>
                  <text:p text:style-name="P2">Final quarter of 2011: 2GBP students (required after the 17 days period)</text:p>
                </text:list-item>
              </text:list>
            </text:list-item>
            <text:list-item>
              <text:p text:style-name="P2"><text:span text:style-name="T1">Membership</text:span>: 6GBP</text:p>
            </text:list-item>
          </text:list>
        </text:list-item>
        <text:list-item>
          <text:p text:style-name="P2">Do we want explicit <text:span text:style-name="T1">incentives</text:span> to get members? members to have. NO:</text:p>
          <text:list>
            <text:list-item>
              <text:p text:style-name="P2">discount/ no charge in personal gear rental</text:p>
            </text:list-item>
            <text:list-item>
              <text:p text:style-name="P2"><text:soft-page-break/>preference in meets</text:p>
            </text:list-item>
          </text:list>
        </text:list-item>
      </text:list>
      <text:h text:style-name="Heading_20_3" text:outline-level="3">Meet Accounting Policy</text:h>
      <text:list xml:id="list493826377" text:style-name="L3">
        <text:list-item>
          <text:p text:style-name="P3">Agree on figures for:</text:p>
          <text:list>
            <text:list-item>
              <text:p text:style-name="P3"><text:span text:style-name="T1">Meet fees</text:span>: one day ___ GBP; and weekend 28GBP</text:p>
            </text:list-item>
            <text:list-item>
              <text:p text:style-name="P3">Rental fees of <text:span text:style-name="T1">personal gear</text:span>: Included in one-day meets? Excluded in weekend meets?</text:p>
            </text:list-item>
            <text:list-item>
              <text:p text:style-name="P3">Rental fees of <text:span text:style-name="T1">SRT</text:span>: 1 GBP/day of use; lights 50p /day; oversuit + undersuit + helmet: 1,50GBP</text:p>
            </text:list-item>
            <text:list-item>
              <text:p text:style-name="P3">Discount fee for <text:span text:style-name="T1">drivers</text:span>: -5 GBP povisionally, Djuke will find out what they do in CUMC</text:p>
            </text:list-item>
          </text:list>
        </text:list-item>
      </text:list>
      <text:p text:style-name="P18">NOTE: These figures shall be our reference. Whether we want to subsidize them this year is a different decision to be discussed in point F</text:p>
      <text:list xml:id="list990501691" text:continue-numbering="true" text:style-name="L3">
        <text:list-item>
          <text:p text:style-name="P3">Minimum required to <text:span text:style-name="T1">report</text:span> from meet leaders</text:p>
        </text:list-item>
      </text:list>
      <text:h text:style-name="Heading_20_3" text:outline-level="3">Cowstails and safety cords</text:h>
      <text:p text:style-name="Text_20_body">a. New cowstails to be bought every year for training. We can use the cowstails from the year before for novices until Christmas or after new years, for about 1 or 2 meets and then throw them away.</text:p>
      <text:p text:style-name="Text_20_body">b. club srt kits with everything</text:p>
      <text:p text:style-name="Text_20_body">c. training only cowstails and novices having to buy them</text:p>
      <text:p text:style-name="Text_20_body"><text:span text:style-name="T1">d. they'll cost 5GBP to novices, the club subsidizes the rest</text:span> </text:p>
      <text:p text:style-name="Text_20_body">Stuart is going to look into prices before buying anything</text:p>
      <text:p text:style-name="Text_20_body">Access to minibuses by the club? Uni buses are more expensive than private hire.</text:p>
      <text:p text:style-name="Text_20_body">Car wear by the club may be too expensive for some drivers</text:p>
      <text:p text:style-name="Text_20_body">(Nial) Why so much concern?</text:p>
      <text:p text:style-name="Text_20_body">(Adrian) He's seen nackered cowstails</text:p>
      <text:list xml:id="list1101259926" text:style-name="L4">
        <text:list-item>
          <text:p text:style-name="P4">Buy rope of a different colour to be used exclusively on training, to be replaced after ___ years.</text:p>
        </text:list-item>
        <text:list-item>
          <text:p text:style-name="P4">Novices to buy their own safety cords for their first SRT trip, costing ___ GBP</text:p>
        </text:list-item>
        <text:list-item>
          <text:p text:style-name="P4">Better if we use barrel knots (How to do?)</text:p>
        </text:list-item>
        <text:list-item>
          <text:p text:style-name="P4">What to do with all current safety cords (big fireworks?)</text:p>
        </text:list-item>
      </text:list>
      <text:p text:style-name="Standard"/>
      <text:p text:style-name="Standard">Need to throw away the CUCC museum, make pictures and put them on the wiki</text:p>
      <text:p text:style-name="Standard">Buy a complete new set of cowstails every year, if a committee meeting agrees that there is enough money</text:p>
      <text:p text:style-name="Standard">Buy different colours every year, consistently</text:p>
      <text:p text:style-name="Standard">Label them</text:p>
      <text:p text:style-name="Standard">Why is different from harnesses</text:p>
      <text:h text:style-name="P26" text:outline-level="3">March 2010 - March 2011 <text:span text:style-name="T4">Accounts</text:span></text:h>
      <text:p text:style-name="P21">Mark, Tony, Stuart, Nial, Djuke, David, Jess, Aiora, Adrian, James</text:p>
      <text:list xml:id="list1709024176" text:style-name="L5">
        <text:list-item>
          <text:p text:style-name="P5">Any outstanding confusions to solve</text:p>
          <text:list>
            <text:list-item>
              <text:p text:style-name="P5">Expo 2009 tackle-sacks, 209.50GBP (Jess)</text:p>
            </text:list-item>
          </text:list>
        </text:list-item>
        <text:list-item>
          <text:p text:style-name="P5">Other comments</text:p>
        </text:list-item>
        <text:list-item>
          <text:p text:style-name="P5">Approval</text:p>
        </text:list-item>
      </text:list>
      <text:p text:style-name="Standard">The EGM closed at 8.12pm and we approved the accounts unanimously, subject to the treasurers to sign the accounts</text:p>
      <text:h text:style-name="Heading_20_3" text:outline-level="3">Budget and expenses this year</text:h>
      <text:list xml:id="list2156123694" text:style-name="L6">
        <text:list-item>
          <text:p text:style-name="P6">Do we have the <text:span text:style-name="T5">fuel grant</text:span>? How much is it?</text:p>
        </text:list-item>
        <text:list-item>
          <text:p text:style-name="P6">Purchases to consider once there is a float in the account. This is the list of proposal so far. We need not decide anything yet, but just discuss the pros &amp; cons</text:p>
          <text:list>
            <text:list-item>
              <text:p text:style-name="P7">Lighting</text:p>
              <text:list>
                <text:list-item>
                  <text:p text:style-name="P6">new <text:span text:style-name="T1">inferno</text:span> machine</text:p>
                </text:list-item>
                <text:list-item>
                  <text:p text:style-name="P6">short lived <text:span text:style-name="T1">hand held</text:span> lights</text:p>
                </text:list-item>
                <text:list-item>
                  <text:p text:style-name="P6">fireworks</text:p>
                </text:list-item>
                <text:list-item>
                  <text:p text:style-name="P6">ensure all helmets have <text:span text:style-name="T1">backups</text:span> -- buy 2-3 lights (60/90GBP)</text:p>
                </text:list-item>
                <text:list-item>
                  <text:p text:style-name="P6">one or two <text:span text:style-name="T1">really bright lamps</text:span>, which one caver can use to illuminate large chambers for everyone</text:p>
                </text:list-item>
              </text:list>
            </text:list-item>
            <text:list-item>
              <text:p text:style-name="P7">Single events</text:p>
              <text:list>
                <text:list-item>
                  <text:p text:style-name="P6"><text:span text:style-name="T1">garden</text:span> party</text:p>
                </text:list-item>
                <text:list-item>
                  <text:p text:style-name="P6">subsidy of the <text:span text:style-name="T1">Ardèche</text:span> trip</text:p>
                </text:list-item>
              </text:list>
            </text:list-item>
            <text:list-item>
              <text:p text:style-name="P6"><text:span text:style-name="T4">Gear</text:span>: Is there any tackle-master's <text:span text:style-name="T3">five year purchasing</text:span> plan?</text:p>
              <text:list>
                <text:list-item>
                  <text:p text:style-name="P6">Rope ("<text:span text:style-name="T2">the club has purchased as much gear as is sensible for the coming year. (...) we have enough rope</text:span>")</text:p>
                  <text:list>
                    <text:list-item>
                      <text:p text:style-name="P6">at least 200m of <text:span text:style-name="T1">9mm rope</text:span> (~250)</text:p>
                    </text:list-item>
                    <text:list-item>
                      <text:p text:style-name="P6">maintain/enhance the amount of rope with have</text:p>
                    </text:list-item>
                    <text:list-item>
                      <text:p text:style-name="P6"><text:span text:style-name="T1">bungee</text:span> cord as well</text:p>
                    </text:list-item>
                  </text:list>
                </text:list-item>
                <text:list-item>
                  <text:p text:style-name="P6">Oversuits</text:p>
                  <text:list>
                    <text:list-item>
                      <text:p text:style-name="P6">repairing and / or replacing the gear <text:span text:style-name="T4">so novices enjoy their trips</text:span></text:p>
                    </text:list-item>
                    <text:list-item>
                      <text:p text:style-name="P6">send away <text:span text:style-name="T1">oversuits</text:span> to get them fixed (up to 250)</text:p>
                    </text:list-item>
                    <text:list-item>
                      <text:p text:style-name="P6">replacing any holey/grip-less <text:span text:style-name="T1">wellies</text:span></text:p>
                    </text:list-item>
                    <text:list-item>
                      <text:p text:style-name="P6"><text:span text:style-name="T1">survival bags</text:span> for all oversuits. We also need new cows tails for training.</text:p>
                    </text:list-item>
                  </text:list>
                </text:list-item>
                <text:list-item>
                  <text:p text:style-name="P6">Buy more adjustable Petzl <text:span text:style-name="T1">footloops</text:span> (~50)</text:p>
                </text:list-item>
                <text:list-item>
                  <text:p text:style-name="P6">finally replace all of the clubs old <text:span text:style-name="T1">helmets</text:span></text:p>
                </text:list-item>
              </text:list>
            </text:list-item>
            <text:list-item>
              <text:p text:style-name="P6"><text:span text:style-name="T6">Books</text:span><text:span text:style-name="T11"> for the library</text:span></text:p>
              <text:list>
                <text:list-item>
                  <text:p text:style-name="P6">Guidebooks: Peak district &amp; rigging guide</text:p>
                </text:list-item>
                <text:list-item>
                  <text:p text:style-name="P6">Mulu book, '<text:span text:style-name="T2">Beneath the Cloud Forests</text:span>' (Irian Jaya),</text:p>
                </text:list-item>
                <text:list-item>
                  <text:p text:style-name="P6">populist titles like </text:p>
                  <text:list>
                    <text:list-item>
                      <text:p text:style-name="P6">'<text:span text:style-name="T2">Blind Descent</text:span>' competition between cheve and Krubera for depth record</text:p>
                    </text:list-item>
                    <text:list-item>
                      <text:p text:style-name="P6">'<text:span text:style-name="T2">Beyond mammoth Cave</text:span>' sequel to 'The longest Cave' which I think we already have, and is excellent) updated history of mammoth/flint ridge exploration,</text:p>
                    </text:list-item>
                    <text:list-item>
                      <text:p text:style-name="P6">'<text:span text:style-name="T2">Deep Secrets</text:span>': history of Lechuguilla exploration (and more feuds)</text:p>
                    </text:list-item>
                  </text:list>
                </text:list-item>
                <text:list-item>
                  <text:p text:style-name="P6">Swildons book</text:p>
                </text:list-item>
              </text:list>
            </text:list-item>
          </text:list>
        </text:list-item>
      </text:list>
      <text:h text:style-name="Heading_20_3" text:outline-level="3">Communications</text:h>
      <text:list xml:id="list775872519" text:style-name="L7">
        <text:list-item>
          <text:p text:style-name="P8">Club wiki / blog / facebook</text:p>
        </text:list-item>
        <text:list-item>
          <text:p text:style-name="P8"><text:soft-page-break/>CUCC journal 2012, CUMC journal as example, for 8GBP</text:p>
        </text:list-item>
      </text:list>
      <text:p text:style-name="Standard">latest emails sound a bit desperate</text:p>
      <text:p text:style-name="Standard">Djuke will set up the blog with the committee's permission, add photos, typing in log entries into the blog. Eventually we should have a position for the blog next year</text:p>
      <text:p text:style-name="Standard"/>
      <text:list xml:id="list629038137" text:style-name="L8">
        <text:list-item>
          <text:p text:style-name="P9">Nial resigns as social sec because of sociopath, sniff</text:p>
        </text:list-item>
      </text:list>
      <text:p text:style-name="P22">Other matters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BAAAAA+Arial-BoldMT" svg:font-family="BAAAAA+Arial-BoldMT"/>
    <style:font-face style:name="CAAAAA+ArialMT" svg:font-family="CAAAAA+ArialMT"/>
    <style:font-face style:name="Lohit Hindi1" svg:font-family="'Lohit Hindi'"/>
    <style:font-face style:name="OpenSymbol" svg:font-family="OpenSymbol"/>
    <style:font-face style:name="DAAAAA+Arial-BoldItalicMT" svg:font-family="DAAAAA+Arial-BoldItalicMT" style:font-family-generic="script"/>
    <style:font-face style:name="Arial Unicode MS1" svg:font-family="'Arial Unicode MS'" style:font-family-generic="modern" style:font-pitch="fixed"/>
    <style:font-face style:name="DejaVu Sans Mono" svg:font-family="'DejaVu Sans Mono'" style:font-family-generic="modern" style:font-pitch="fixed"/>
    <style:font-face style:name="LMRoman101" svg:font-family="LMRoman10" style:font-adornments="Bold" style:font-pitch="variable"/>
    <style:font-face style:name="LMRoman10" svg:font-family="LMRoman10" style:font-adornments="Erregularra" style:font-pitch="variable"/>
    <style:font-face style:name="Ubuntu" svg:font-family="Ubuntu" style:font-adornments="Erregularra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u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u" fo:country="none" style:letter-kerning="true" style:font-name-asian="Arial Unicode M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MRoman10" fo:font-size="10pt" fo:language="en" fo:country="GB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Ubuntu" fo:font-size="14pt" style:font-name-asian="Arial Unicode M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Arial Unicode MS1" style:font-size-asian="10pt" style:font-name-complex="DejaVu Sans Mono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." style:num-format="A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iora Zabala-Aizpuru</meta:initial-creator>
    <meta:creation-date>2011-10-25T16:45:15</meta:creation-date>
    <dc:date>2011-11-02T00:52:41</dc:date>
    <dc:creator>Aiora Zabala-Aizpuru</dc:creator>
    <meta:editing-duration>PT8H40M17S</meta:editing-duration>
    <meta:editing-cycles>23</meta:editing-cycles>
    <meta:generator>LibreOffice/3.3$Unix LibreOffice_project/330m19$Build-401</meta:generator>
    <meta:printed-by>Aiora Zabala-Aizpuru</meta:printed-by>
    <meta:print-date>2011-11-02T00:51:35</meta:print-date>
    <meta:document-statistic meta:table-count="0" meta:image-count="0" meta:object-count="0" meta:page-count="4" meta:paragraph-count="107" meta:word-count="1151" meta:character-count="6299"/>
  </office:meta>
</office:document-meta>
</file>